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paragraph-rsid="001e819c"/>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1e819c" officeooo:paragraph-rsid="001e819c" style:font-weight-asian="normal" style:font-weight-complex="normal"/>
    </style:style>
    <style:style style:name="P6" style:family="paragraph" style:parent-style-name="Standard">
      <style:text-properties fo:font-weight="normal" officeooo:paragraph-rsid="002110cf"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819c" style:font-weight-asian="normal" style:font-weight-complex="normal"/>
    </style:style>
    <style:style style:name="T4" style:family="text">
      <style:text-properties fo:font-weight="normal" officeooo:rsid="001f24e0" style:font-weight-asian="normal" style:font-weight-complex="normal"/>
    </style:style>
    <style:style style:name="T5" style:family="text">
      <style:text-properties officeooo:rsid="001a2ebe"/>
    </style:style>
    <style:style style:name="T6" style:family="text">
      <style:text-properties officeooo:rsid="001b64b1"/>
    </style:style>
    <style:style style:name="T7" style:family="text">
      <style:text-properties officeooo:rsid="001c9d9f"/>
    </style:style>
    <style:style style:name="T8" style:family="text">
      <style:text-properties officeooo:rsid="001e4249"/>
    </style:style>
    <style:style style:name="T9" style:family="text">
      <style:text-properties officeooo:rsid="002110cf"/>
    </style:style>
    <style:style style:name="T10" style:family="text">
      <style:text-properties officeooo:rsid="002451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documents which may contain displayed/inline equations, matrices, illustrations, graphs, etc. Automated processing of such documents requires both physical and logical layout analysis techniques to be employed in order to, respectively, segment and classify zones of interest for correct processing. Regions corresponding to illustrations, plain text, matrices, and mathematical formulas all must be classified so that they may be processed correctly. The application for this software 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various documents. More controversially, document layout analysis and OCR has found use in the “Google Books Initiative” whose founders envisioned a veritable <text:span text:style-name="T5">o</text:span>nline “Library of Alexandria” from which all of the world's stores of knowledge may be instantly acquired from anywhere.</text:p>
      <text:p text:style-name="P2"><text:tab/>Currently, the only OCR system suitable in handling scientific documents is Masakazu Suzuki's “Infty Reader” which can accurately recognize many complex mathematical equations as well as matrices, assuming that they are first properly isolated from other, non-math, regions of text. While some of the system's shortcomings can be attributed to the merging or breaking of characters during image scanning, a significant amount of the system's errors in general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p>
      <text:p text:style-name="P2"><text:tab/>Infty Reader therefore, essentially does not address the problem of physical and logical layout analysis, relying solely upon whatever physical and logical layout analysis is performed by the proprietary Abby Fine Reader system utilized. The Infty Reader system's degree of document understanding prior to recognition is entirely at the mercy of false positive recognition and layout errors made by Abby Fine Reader, which, in and of itself, was not even designed with the layout analysis scientific documents in mind. The “Google Books Initiative” project spurred further interest in automated processing of documents ranging from ancient Greek texts to magazines/textbooks/articles in over fifty languages and including scientific documents. An experimental equation detector, for instance, is implemented in their 2011 release of their open source OCR engine, Tesseract. </text:p>
      <text:p text:style-name="P2"><text:tab/></text:p>
      <text:p text:style-name="Standard"/>
      <text:p text:style-name="P1">1.2 <text:s/>Problem Statement and Project Scope</text:p>
      <text:p text:style-name="P1"/>
      <text:p text:style-name="P2">Since the project will be integrated with Tesseract's phsical layout analysis.... further design choices pending upon evaluation of Tesseract's physical layout detection (primarily on image segmentation...<text:span text:style-name="T6">most info can be gleaned from the article about “tab stop detection”. </text:span><text:span text:style-name="T7">I also have a description I had written of the algorithm.... maybe that was just the equation part though... </text:span><text:span text:style-name="T8">has some </text:span><text:soft-page-break/><text:span text:style-name="T8">good details on gridbase and some of its derived classes</text:span>). <text:span text:style-name="T8">FindBlocks is where most everything is happening!!</text:span> </text:p>
      <text:p text:style-name="Standard"><text:span text:style-name="T1"><text:tab/></text:span><text:span text:style-name="T2">The primary goal of this project is to design, implement, and test a system which can accurately detect regions </text:span></text:p>
      <text:p text:style-name="P2"/>
      <text:p text:style-name="P6"><text:span text:style-name="T9">**pix_binary_ is the name of the input image to </text:span><text:span text:style-name="T10">layout analysis</text:span><text:span text:style-name="T9"> (already thresholded)</text:span></text:p>
      <text:p text:style-name="P2"/>
      <text:p text:style-name="P5">Some notes on the steps taken by Tesseract's Layout Analysis:</text:p>
      <text:p text:style-name="P5"/>
      <text:p text:style-name="P5">1. Preprocessing:</text:p>
      <text:p text:style-name="P3"><text:span text:style-name="T3">Identification of line separators, image regions, and components most likely to be text. </text:span><text:span text:style-name="T4">Morphological processing from Leptonica detects vertical lines and image regions. </text:span></text:p>
      <text:p text:style-name="P2"/>
      <text:p text:style-name="P2"/>
      <text:p text:style-name="Standard">Provide a description and scope of the software and explain the goals, objectives and benefits </text:p>
      <text:p text:style-name="Standard">of your project. This will provide the basis for the brief description of your product. </text:p>
      <text:p text:style-name="Standard"/>
      <text:p text:style-name="P1">1.3 <text:s/>Overview </text:p>
      <text:p text:style-name="Standard">Provide an overview of this document and its organization. <text:line-break/></text:p>
      <text:p text:style-name="P1">1.4 <text:s/>Reference Material </text:p>
      <text:p text:style-name="Standard">This section is optional. </text:p>
      <text:p text:style-name="Standard">List any documents, if any, which were used as sources of information for the test plan. </text:p>
      <text:p text:style-name="Standard"/>
      <text:p text:style-name="P1">1.5 <text:s/>Definitions and Acronyms </text:p>
      <text:p text:style-name="Standard">This section is optional. </text:p>
      <text:p text:style-name="Standard">Provide <text:s/>definitions <text:s/>of <text:s/>all <text:s/>terms, <text:s/>acronyms, <text:s/>and <text:s/>abbreviations <text:s/>that <text:s/>might <text:s/>exist <text:s/>to <text:s/>properly </text:p>
      <text:p text:style-name="Standard">interpret the SDD. These definitions should be items used in the SDD that are most likely not </text:p>
      <text:p text:style-name="Standard">known to the audience. </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text:soft-page-break/>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text:soft-page-break/></text:p>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3.6$Linux_X86_64 LibreOffice_project/360m1$Build-2</meta:generator>
    <dc:date>2013-07-03T19:37:57</dc:date>
    <dc:creator>Jake Bruce</dc:creator>
    <meta:editing-duration>PT6H27M22S</meta:editing-duration>
    <meta:editing-cycles>16</meta:editing-cycles>
    <meta:document-statistic meta:table-count="0" meta:image-count="0" meta:object-count="0" meta:page-count="4" meta:paragraph-count="87" meta:word-count="1290" meta:character-count="8794" meta:non-whitespace-character-count="7305"/>
  </office:meta>
</office:document-meta>
</file>